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Add symbol.</text:span></text:p>
        <text:p text:style-name="P2"/>
        <text:p text:style-name="P3"><text:span text:style-name="T2">Usage:</text:span></text:p>
        <text:p text:style-name="P2"><text:span text:style-name="T3">Todo ...</text:span></text:p>
        <text:p text:style-name="P2"/>
        <text:p text:style-name="P3"><text:span text:style-name="T2">Menu:</text:span></text:p>
        <text:p text:style-name="P2"><text:span text:style-name="T3">Todo ...</text:span></text:p>
        <text:p text:style-name="P2"/>
        <text:p text:style-name="P3"><text:span text:style-name="T2">Command:</text:span></text:p>
        <text:p text:style-name="P2"><text:span text:style-name="T3">Todo ...</text:span></text:p>
        <text:p text:style-name="P2"/>
        <text:p text:style-name="P3"><text:span text:style-name="T2">Precondition:</text:span></text:p>
        <text:p text:style-name="P4"><text:span text:style-name="T4">Todo ...</text:span></text:p>
        <text:p text:style-name="P4"/>
        <text:p text:style-name="P3"><text:span text:style-name="T2">Postcondition:</text:span></text:p>
        <text:p text:style-name="P4"><text:span text:style-name="T4">Todo ...</text:span></text:p>
        <text:p text:style-name="P4"/>
        <text:p text:style-name="P3"><text:span text:style-name="T2">Description:</text:span></text:p>
        <text:p text:style-name="P4"><text:span text:style-name="T4">Todo ...</text:span></text:p>
        <text:p text:style-name="P4"/>
        <text:p text:style-name="P4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 fo:keep-with-next="auto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